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Renderer.getFixedWidth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ttonRenderer.encodeBegin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ttonRenderer.encodeEnd( FacesContext facesContext , UIComponent compon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ButtonRenderer.createButtonType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